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BatangChe" svg:font-family="BatangChe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DejaVu Serif" svg:font-family="'DejaVu Serif'" style:font-family-generic="roman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DotumChe" svg:font-family="DotumChe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ulim" svg:font-family="Gulim" style:font-family-generic="roman" style:font-pitch="variable"/>
    <style:font-face style:name="Gulim1" svg:font-family="Gulim" style:font-family-generic="swiss" style:font-pitch="variable"/>
    <style:font-face style:name="Gulim2" svg:font-family="Gulim" style:font-family-generic="system" style:font-pitch="variable"/>
    <style:font-face style:name="GulimChe" svg:font-family="GulimChe" style:font-family-generic="roman" style:font-pitch="variable"/>
    <style:font-face style:name="GulimChe1" svg:font-family="GulimChe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6bb1dda"/>
    </style:style>
    <style:style style:name="P6" style:family="paragraph" style:parent-style-name="Text_20_body">
      <style:text-properties officeooo:paragraph-rsid="06bb1dda"/>
    </style:style>
    <style:style style:name="P7" style:family="paragraph" style:parent-style-name="Standard">
      <style:text-properties officeooo:paragraph-rsid="06bd0876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T1" style:family="text">
      <style:text-properties style:text-position="super 58%"/>
    </style:style>
    <style:style style:name="T2" style:family="text">
      <style:text-properties fo:font-variant="normal" fo:text-transform="none" fo:font-family="Arial" fo:font-size="9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222-22-22</text:h>
      <text:h text:style-name="Heading_20_2" text:outline-level="2">xxx-xxxxx</text:h>
      <text:list text:style-name="L1">
        <text:list-item>
          <text:p text:style-name="P2">xxxxxx xx – xxx xxxxxx → xxxxxx xxxx xx xxx xx; 22<text:span text:style-name="T1">xx</text:span> → 22<text:span text:style-name="T1">xx</text:span> xxxx</text:p>
          <text:list>
            <text:list-item>
              <text:p text:style-name="P3">xx xxxx xxxxxxxxxx xxxx.</text:p>
            </text:list-item>
            <text:list-item>
              <text:p text:style-name="P3">xxx xxxx 22 xxxxxxx – xxx xxxx xxxxxx xxxxxxxxxx – xxxxxxx xxxx xx xx.</text:p>
            </text:list-item>
            <text:list-item>
              <text:p text:style-name="P3">xxxxx xx xxxxxx xx …</text:p>
            </text:list-item>
          </text:list>
        </text:list-item>
        <text:list-item>
          <text:p text:style-name="P3">xxxx → xxxxxxxxx xxxx … → xxxxxxxxxxx xx xxx xx xxxxxxx …</text:p>
          <text:list>
            <text:list-item>
              <text:p text:style-name="P3">xxxx xxxxx xxx xxxxx #2 – xx-xxxxxx xx xxxxx 22<text:span text:style-name="T1">xx</text:span> → 22<text:span text:style-name="T1">xx</text:span> xx xxxxxxx.</text:p>
              <text:list>
                <text:list-item>
                  <text:p text:style-name="P3">xxxx xxxxxxx xxxxx … → x xxxxx xx.</text:p>
                </text:list-item>
              </text:list>
            </text:list-item>
            <text:list-item>
              <text:p text:style-name="P3">xxxxxxx xxx xx xxxxxxxx …</text:p>
            </text:list-item>
          </text:list>
        </text:list-item>
        <text:list-item>
          <text:p text:style-name="P3">xxxxxx → xx xxx xxxxxx xxx. → xxxxx xx xxxxx xxx xxx xxxxxx</text:p>
          <text:list>
            <text:list-item>
              <text:p text:style-name="P3">xxxxx xx x xxxxxxx – xxxx xx xx xxx, xxxxxxxx xxxxxx xx – x xxxxx xxxxx xxx.</text:p>
              <text:list>
                <text:list-item>
                  <text:p text:style-name="P3">xx-xxxxx; xxx xxxx xxxx xxx xxxxxxxx.</text:p>
                </text:list-item>
              </text:list>
            </text:list-item>
            <text:list-item>
              <text:p text:style-name="P3">xxxxxx xx xxxx – xxx’x xxx 22 xxxxx xxxxxx.</text:p>
            </text:list-item>
          </text:list>
        </text:list-item>
        <text:list-item>
          <text:p text:style-name="P3">xxxxx</text:p>
          <text:list>
            <text:list-item>
              <text:p text:style-name="P3">xxxxx-xxxxxx xxx ~xxxx …</text:p>
              <text:list>
                <text:list-item>
                  <text:p text:style-name="P3">xxxxxxxxxx xxxxx xxx xxx xxxxx #2</text:p>
                </text:list-item>
                <text:list-item>
                  <text:p text:style-name="P3">xxxx xxx-xxxxx xxxx &amp; xxxxx.</text:p>
                </text:list-item>
              </text:list>
            </text:list-item>
            <text:list-item>
              <text:p text:style-name="P3">xxxxxx xxxxxxxx xxxx</text:p>
              <text:list>
                <text:list-item>
                  <text:p text:style-name="P3">xxxxx xxxxxx xxxxx xxx xxxxxx → xxxx xx xx xxx xxxxx.</text:p>
                </text:list-item>
              </text:list>
            </text:list-item>
          </text:list>
        </text:list-item>
      </text:list>
      <text:h text:style-name="Heading_20_2" text:outline-level="2">xxxxxx</text:h>
      <text:list xml:id="list2513235890" text:style-name="L2">
        <text:list-item>
          <text:p text:style-name="P4">xx xxxxxxx – xxx2222 xxxxxxxx, xxx2222 xxxxxxxx.</text:p>
          <text:list>
            <text:list-item>
              <text:p text:style-name="P4">xxxxx xx xxxxxxx xxxx xxxxxxx / xxxxxxx – xxxx xxxxxxxxx xxx.</text:p>
            </text:list-item>
            <text:list-item>
              <text:p text:style-name="P4">xxxxx xxxx xxxxxx xxxxxxx xxxxxxxxx …</text:p>
              <text:list>
                <text:list-item>
                  <text:p text:style-name="P4">xxxxx xxxxxxx xx xxx xx xxxx.</text:p>
                </text:list-item>
              </text:list>
            </text:list-item>
          </text:list>
        </text:list-item>
      </text:list>
      <text:h text:style-name="Heading_20_2" text:outline-level="2">xxxxx xxxxxx</text:h>
      <text:list text:continue-numbering="true" text:style-name="L2">
        <text:list-item>
          <text:p text:style-name="P5">xxx xxxxxxxx:</text:p>
          <text:list>
            <text:list-item>
              <text:p text:style-name="P5">xxxxx://xxxxxxx.xxxxxxxxxxxxxxx.xxx/xxxx/xxxxx.xx?xxxxxx=xxxxxxxxxxxxxxx;xxxxxxxx=2222</text:p>
            </text:list-item>
            <text:list-item>
              <text:p text:style-name="P5">xxx / xxxx xx xxxx (?)</text:p>
            </text:list-item>
          </text:list>
        </text:list-item>
        <text:list-item>
          <text:p text:style-name="P5">xxx xxxxxx xx xxxxxx xxxx xxxx … [!] …</text:p>
          <text:list>
            <text:list-item>
              <text:p text:style-name="P5"><text:span text:style-name="T2">xxxxx://xxxxxxxxxxx.xxxxxxxxx.xxx/x22222</text:span></text:p>
            </text:list-item>
          </text:list>
        </text:list-item>
      </text:list>
      <text:p text:style-name="P6"/>
      <text:h text:style-name="Heading_20_2" text:outline-level="2"><text:soft-page-break/>xxxx xxxx</text:h>
      <text:section text:style-name="Sect1" text:name="post_y8uzjseo4idrxxzk6pbyrgrq7w">
        <text:section text:style-name="Sect1" text:name="y8uzjseo4idrxxzk6pbyrgrq7w_message">
          <text:section text:style-name="Sect1" text:name="postMessageText_y8uzjseo4idrxxzk6pbyrgrq7w">
            <text:p text:style-name="P7"><draw:frame draw:style-name="fr1" draw:name="Frame1" text:anchor-type="paragraph" svg:width="24.633cm" draw:z-index="0"><draw:text-box fo:min-height="0.041cm"><text:p text:style-name="Text_20_body"><text:bookmark text:name="CENTER_time_iteir9kgdbrdfgcaaksygp3cga"/></text:p></draw:text-box></draw:frame><text:tab/>xxxxx://xxxx.xxxxxxxxxxxxxxxxxx.xxx/xxxxxxx.xxx?xxxxxxxx=xxxxxxxxxx%2x%22&amp;xxxxxxxx_xxxx=xxxxxxxx&amp;xxxxxxxx=xxxxxx%22xx%2x%22xx%22xxxxxx%22xxxxx&amp;xxxxxxxx_xxxx=xxxxxxxxx&amp;xxxxx_xxxxxx=xxxxxxxx&amp;xxxxxxxxxx=---</text:p>
            <text:p text:style-name="P7"/>
            <text:p text:style-name="P7"><text:tab/>xxxxxxxxxxx → xxxxxx xx xxxx xxxx’xx xxxxxxx xx … xxxxx xx xxxxxx – xxxx xxxxx xx xx xxxx xxxxx – xxx xxxxxxxxx xxxxxxx.</text:p>
            <text:p text:style-name="P7"><text:tab/>xxxxxx xx xxx xxxxxxx – xxxxx xxxxx xxx. - xxxx xxx xxxx xxxx – xxx xxxxxxx.</text:p>
            <text:p text:style-name="P7"><text:tab/>xxxxxxx xxxx xxx xxx xxx xxxx xxxxx xxx xxxxx.</text:p>
            <text:p text:style-name="P7"/>
            <text:h text:style-name="Heading_20_2" text:outline-level="2">xxxxxxxxxxx-xxxxxxx xxxx xx xxxx</text:h>
            <text:list text:style-name="L3">
              <text:list-item>
                <text:p text:style-name="P8">xxxxx xxxxxx xxxxx xxx xx xxx …</text:p>
              </text:list-item>
              <text:list-item>
                <text:p text:style-name="P8">xxxxx://xxxxxx.xxxxxxxxxxx.xxx/xxxxxxxxxxx/xxxxxxxxxxx/-/xxxxxx/222</text:p>
                <text:list>
                  <text:list-item>
                    <text:p text:style-name="P8">xxx xx xxxx xxx xxxxxxxxxxx xxxxxxx xxx.</text:p>
                  </text:list-item>
                  <text:list-item>
                    <text:p text:style-name="P8">xxxx xx xxxxx xxxx xx x xxxx xxxxx xx xx xxxxx’x xxxx.</text:p>
                  </text:list-item>
                  <text:list-item>
                    <text:p text:style-name="P8">xxx xxxxxxx: xxxxx://xxxx.xxxxxxxxxxx.xxx/xxxxxxxxxxx/xxxx/xxx/ </text:p>
                  </text:list-item>
                  <text:list-item>
                    <text:p text:style-name="P8">xxxxx xxxxxx x xxxxx – xxxx xxx …</text:p>
                  </text:list-item>
                </text:list>
              </text:list-item>
              <text:list-item>
                <text:p text:style-name="P8">xxxxxx …</text:p>
              </text:list-item>
            </text:list>
            <text:p text:style-name="Text_20_body"/>
            <text:h text:style-name="Heading_20_2" text:outline-level="2">xxxxxxxxxxx xxx xxxxxxxx – xxx xx xxxx xxxxxx</text:h>
            <text:list text:style-name="L4">
              <text:list-item>
                <text:p text:style-name="P9">xxxx xxx xxxxx xx xxxxxx xxxxx-xxxxxx, xxxxxxxxxx, xxxxxxx-xxxxxxxx, ‘xxx xxxxxxx’</text:p>
              </text:list-item>
            </text:list>
            <text:h text:style-name="Heading_20_2" text:outline-level="2">xxxxxxxx / xxxx xxxxxxx</text:h>
            <text:list text:style-name="L5">
              <text:list-item>
                <text:p text:style-name="P10">xxxxx xxx …</text:p>
              </text:list-item>
            </text:list>
            <text:h text:style-name="Heading_20_2" text:outline-level="2">xxx</text:h>
            <text:list text:style-name="L6">
              <text:list-item>
                <text:p text:style-name="P11">xxxx xxxx x xxxxx xxx xxxx xx xxxx xxxx.</text:p>
                <text:list>
                  <text:list-item>
                    <text:p text:style-name="P11">xxxx xxxxxx – xxxxx xxxx xxxxxxxx … xxxx xxx-xxxx xxxxx xxx.</text:p>
                  </text:list-item>
                </text:list>
              </text:list-item>
            </text:list>
            <text:h text:style-name="Heading_20_2" text:outline-level="2">xxxx / xxxxx</text:h>
            <text:list text:style-name="L7">
              <text:list-item>
                <text:p text:style-name="P12">xxxx’x xx xxxx xxxx ? … </text:p>
              </text:list-item>
              <text:list-item>
                <text:p text:style-name="P12">xxxxx xxxxx xx xxxxx.</text:p>
              </text:list-item>
            </text:list>
            <text:h text:style-name="Heading_20_2" text:outline-level="2">xxxxxx</text:h>
            <text:list text:style-name="L8">
              <text:list-item>
                <text:p text:style-name="P13">xxxx xxxxxxx xxxx – xxxxxx-xxxx xx xxxx …</text:p>
              </text:list-item>
            </text:list>
            <text:h text:style-name="Heading_20_2" text:outline-level="2"><text:soft-page-break/>xxxxxxx ?</text:h>
            <text:list text:style-name="L9">
              <text:list-item>
                <text:p text:style-name="P14">xxxxx xxx xxxxxxx xx xxxx – xxxxxxx xxxxx, xxxxxxxxx – xxxx xxxx xxxxxxxx …</text:p>
              </text:list-item>
              <text:list-item>
                <text:p text:style-name="P14">xxxx xx xxxx 22<text:span text:style-name="T1">xx</text:span> …</text:p>
              </text:list-item>
            </text:list>
            <text:h text:style-name="Heading_20_2" text:outline-level="2">xxxxx xxxxxxxx</text:h>
            <text:list text:style-name="L10">
              <text:list-item>
                <text:p text:style-name="P15">xxxx xxxx xx xx – xxxx xx xx xxx xxxxx …</text:p>
              </text:list-item>
            </text:list>
            <text:p text:style-name="Text_20_body"/>
            <text:p text:style-name="Text_20_body"/>
            <text:p text:style-name="P7"/>
            <text:p text:style-name="P7"/>
            <text:p text:style-name="P7"/>
            <text:p text:style-name="P7"/>
            <text:p text:style-name="P7"/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BatangChe" svg:font-family="BatangChe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DejaVu Serif" svg:font-family="'DejaVu Serif'" style:font-family-generic="roman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DotumChe" svg:font-family="DotumChe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ulim" svg:font-family="Gulim" style:font-family-generic="roman" style:font-pitch="variable"/>
    <style:font-face style:name="Gulim1" svg:font-family="Gulim" style:font-family-generic="swiss" style:font-pitch="variable"/>
    <style:font-face style:name="Gulim2" svg:font-family="Gulim" style:font-family-generic="system" style:font-pitch="variable"/>
    <style:font-face style:name="GulimChe" svg:font-family="GulimChe" style:font-family-generic="roman" style:font-pitch="variable"/>
    <style:font-face style:name="GulimChe1" svg:font-family="GulimChe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tyle_20_par_20_défaut" style:display-name="Style par défaut" style:family="paragraph" style:class="text"/>
    <style:style style:name="Titre" style:family="paragraph" style:parent-style-name="Style_20_par_20_défaut" style:next-style-name="Text_20_body_20__28_user_29_" style:class="text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Corps_20_de_20_texte" style:display-name="Corps de texte" style:family="paragraph" style:parent-style-name="Style_20_par_20_défaut" style:class="text">
      <style:paragraph-properties fo:margin-top="0cm" fo:margin-bottom="0.247cm" style:contextual-spacing="false" fo:line-height="115%"/>
    </style:style>
    <style:style style:name="Liste" style:family="paragraph" style:parent-style-name="Corps_20_de_20_texte" style:class="list">
      <style:text-properties style:font-size-asian="12pt" style:font-name-complex="Noto Sans Devanagari" style:font-family-complex="'Noto Sans Devanagari'" style:font-family-generic-complex="swiss"/>
    </style:style>
    <style:style style:name="Légende" style:family="paragraph" style:parent-style-name="Style_20_par_20_défau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Titre_20_3" style:display-name="Titre 3" style:family="paragraph" style:parent-style-name="Titre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re_20_1" style:display-name="Titre 1" style:family="paragraph" style:parent-style-name="Titre" style:next-style-name="Text_20_body_20__28_user_29_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_20_2" style:display-name="Titre 2" style:family="paragraph" style:parent-style-name="Titre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re_20_4" style:display-name="Titre 4" style:family="paragraph" style:parent-style-name="Titre" style:next-style-name="Corps_20_de_20_texte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re_20_5" style:display-name="Titre 5" style:family="paragraph" style:parent-style-name="Titre" style:next-style-name="Corps_20_de_20_texte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u_20_de_20_cadre" style:display-name="Contenu de cadre" style:family="paragraph" style:parent-style-name="Style_20_par_20_défaut" style:class="extra"/>
    <style:style style:name="Titre_20_6" style:display-name="Titre 6" style:family="paragraph" style:parent-style-name="Titre" style:next-style-name="Corps_20_de_20_texte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-tête_20_et_20_pied_20_de_20_page" style:display-name="En-tête et pied de page" style:family="paragraph" style:parent-style-name="Style_20_par_20_défau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ied_20_de_20_page" style:display-name="Pied de page" style:family="paragraph" style:parent-style-name="En-tête_20_et_20_pied_20_de_20_pag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_28_user_29_" style:display-name="Text body (user)" style:family="paragraph" style:parent-style-name="Style_20_par_20_défaut" style:class="text">
      <style:paragraph-properties fo:margin-top="0cm" fo:margin-bottom="0.247cm" style:contextual-spacing="false" fo:line-height="115%"/>
    </style:style>
    <style:style style:name="Titre_20_7" style:display-name="Titre 7" style:family="paragraph" style:parent-style-name="Titre" style:next-style-name="Text_20_body_20__28_user_29_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8" style:display-name="Titre 8" style:family="paragraph" style:parent-style-name="Titre" style:next-style-name="Text_20_body_20__28_user_29_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re_20_9" style:display-name="Titre 9" style:family="paragraph" style:parent-style-name="Titre" style:next-style-name="Text_20_body_20__28_user_29_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10" style:display-name="Titre 10" style:family="paragraph" style:parent-style-name="Titre" style:next-style-name="Text_20_body_20__28_user_29_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b_2_5d__20_본문_20_중제목_20_내용_20_1.1" style:display-name="[2] 본문 중제목 내용 1.1" style:family="paragraph" style:parent-style-name="Standard" style:default-outline-level="">
      <style:paragraph-properties fo:margin-left="0.318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_5b_3_5d__20_본문_20_소제목_20_내용_20_1.1.1" style:display-name="[3] 본문 소제목 내용 1.1.1" style:family="paragraph" style:default-outline-level="">
      <style:paragraph-properties fo:margin-left="0.529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Normal_20_Indent" style:display-name="Normal Indent" style:family="paragraph" style:parent-style-name="Standard" style:default-outline-level="">
      <style:paragraph-properties fo:margin-left="1.501cm" fo:margin-right="0cm" style:line-height-at-least="0.635cm" fo:text-align="justify" style:justify-single-word="false" fo:orphans="0" fo:widows="0" fo:text-indent="0cm" style:auto-text-indent="false" style:vertical-align="baseline" style:writing-mode="lr-tb"/>
      <style:text-properties style:font-name="Times New Roman" fo:font-family="'Times New Roman'" style:font-family-generic="roman" style:font-pitch="variable" fo:font-size="9pt" style:letter-kerning="false" style:font-name-asian="BatangChe" style:font-family-asian="BatangChe" style:font-family-generic-asian="system" style:font-pitch-asian="variable" style:font-size-asian="9pt"/>
    </style:style>
    <style:style style:name="_5b_2-1_5d__20_본문_20_목록_20_제목_20__28_1_29_" style:display-name="[2-1] 본문 목록 제목 (1)" style:family="paragraph" style:default-outline-level="">
      <style:paragraph-properties fo:margin-left="0.353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fo:font-weight="bold" style:letter-kerning="true" style:font-name-asian="Batang1" style:font-family-asian="Batang" style:font-family-generic-asian="system" style:font-pitch-asian="variable" style:font-size-asian="9pt" style:font-weight-asian="bold"/>
    </style:style>
    <style:style style:name="_5b_2-1_5d__20_본문_20_목록_20_내용" style:display-name="[2-1] 본문 목록 내용" style:family="paragraph" style:default-outline-level="">
      <style:paragraph-properties fo:margin-left="0.617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caption" style:family="paragraph" style:parent-style-name="Standard" style:default-outline-level="">
      <style:paragraph-properties fo:margin-top="0.212cm" fo:margin-bottom="0.423cm" style:contextual-spacing="false" fo:text-align="center" style:justify-single-word="false" fo:orphans="0" fo:widows="0" style:writing-mode="lr-tb"/>
      <style:text-properties style:font-name="Gulim" fo:font-family="Gulim" style:font-family-generic="roman" style:font-pitch="variable" fo:font-size="9pt" fo:font-weight="bold" style:letter-kerning="true" style:font-name-asian="Gulim2" style:font-family-asian="Gulim" style:font-family-generic-asian="system" style:font-pitch-asian="variable" style:font-size-asian="9pt" style:font-weight-asian="bold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0" fo:widows="0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annotation_20_subject" style:display-name="annotation subject" style:family="paragraph" style:default-outline-level="">
      <style:paragraph-properties fo:text-align="start" style:justify-single-word="false" fo:orphans="0" fo:widows="0" style:writing-mode="lr-tb"/>
      <style:text-properties style:font-name="Gulim" fo:font-family="Gulim" style:font-family-generic="roman" style:font-pitch="variable" fo:font-size="9pt" fo:font-weight="bold" style:letter-kerning="true" style:font-name-asian="Gulim2" style:font-family-asian="Gulim" style:font-family-generic-asian="system" style:font-pitch-asian="variable" style:font-size-asian="9pt" style:font-weight-asian="bold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0" fo:widows="0" style:writing-mode="lr-tb"/>
      <style:text-properties style:font-name="Arial" fo:font-family="Arial" style:font-family-generic="roman" style:font-pitch="variable" fo:font-size="9pt" style:letter-kerning="true" style:font-name-asian="Dotum1" style:font-family-asian="Dotum" style:font-family-generic-asian="system" style:font-pitch-asian="variable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text-align="justify" style:justify-single-word="false" fo:orphans="0" fo:widows="0" fo:background-color="#000080" style:writing-mode="lr-tb"/>
      <style:text-properties style:font-name="Arial" fo:font-family="Arial" style:font-family-generic="roman" style:font-pitch="variable" fo:font-size="9pt" style:letter-kerning="true" style:font-name-asian="Dotum1" style:font-family-asian="Dotum" style:font-family-generic-asian="system" style:font-pitch-asian="variable" style:font-size-asian="9pt"/>
    </style:style>
    <style:style style:name="표지_20_제목" style:display-name="표지 제목" style:family="paragraph" style:parent-style-name="Standard" style:default-outline-level="">
      <style:paragraph-properties fo:text-align="center" style:justify-single-word="false" fo:orphans="0" fo:widows="0" style:writing-mode="lr-tb"/>
      <style:text-properties style:font-name="Gulim" fo:font-family="Gulim" style:font-family-generic="roman" style:font-pitch="variable" fo:font-size="18pt" fo:font-weight="bold" style:letter-kerning="true" style:font-name-asian="Batang1" style:font-family-asian="Batang" style:font-family-generic-asian="system" style:font-pitch-asian="variable" style:font-size-asian="18pt" style:font-weight-asian="bold"/>
    </style:style>
    <style:style style:name="표준_20_캡션" style:display-name="표준 캡션" style:family="paragraph" style:default-outline-level="">
      <style:paragraph-properties fo:margin-top="0.212cm" fo:margin-bottom="0.423cm" style:contextual-spacing="false" fo:text-align="center" style:justify-single-word="false" fo:orphans="0" fo:widows="0" style:writing-mode="lr-tb"/>
      <style:text-properties style:font-name="Gulim" fo:font-family="Gulim" style:font-family-generic="roman" style:font-pitch="variable" fo:font-size="9pt" fo:font-weight="bold" style:letter-kerning="true" style:font-name-asian="Batang1" style:font-family-asian="Batang" style:font-family-generic-asian="system" style:font-pitch-asian="variable" style:font-size-asian="9pt" style:font-weight-asian="bold"/>
    </style:style>
    <style:style style:name="목차용_20_스타일" style:display-name="목차용 스타일" style:family="paragraph" style:parent-style-name="Standard" style:default-outline-level="">
      <style:paragraph-properties fo:margin-left="2.117cm" fo:margin-right="0cm" fo:text-align="justify" style:justify-single-word="false" fo:orphans="0" fo:widows="0" fo:text-indent="-0.706cm" style:auto-text-indent="false" style:writing-mode="lr-tb">
        <style:tab-stops>
          <style:tab-stop style:position="16.983cm" style:type="right" style:leader-style="dotted" style:leader-text="."/>
        </style:tab-stops>
      </style:paragraph-properties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_5b_3-1_5d__20_본문_20_글머리_20_목록" style:display-name="[3-1] 본문 글머리 목록" style:family="paragraph" style:parent-style-name="_5b_2-1_5d__20_본문_20_글머리_20_목록" style:default-outline-level="">
      <style:paragraph-properties fo:margin-left="1.207cm" fo:margin-right="0cm" fo:text-align="justify" style:justify-single-word="false" fo:orphans="0" fo:widows="0" fo:text-indent="-0.501cm" style:auto-text-indent="false" style:writing-mode="lr-tb">
        <style:tab-stops>
          <style:tab-stop style:position="1.87cm"/>
        </style:tab-stops>
      </style:paragraph-properties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_5b_2-1_5d__20_본문_20_글머리_20_목록" style:display-name="[2-1] 본문 글머리 목록" style:family="paragraph" style:default-outline-level="">
      <style:paragraph-properties fo:margin-left="1.27cm" fo:margin-right="0cm" fo:text-align="justify" style:justify-single-word="false" fo:orphans="0" fo:widows="0" fo:text-indent="-0.48cm" style:auto-text-indent="false" style:writing-mode="lr-tb">
        <style:tab-stops>
          <style:tab-stop style:position="1.27cm"/>
        </style:tab-stops>
      </style:paragraph-properties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Char_20_Char_20_Char_20_Char_20_Char_20_Char_20_Char_20_Char_20_Char_20_Char_20_Char_20_Char1_20_Char_20_Char_20_Char_20_Char_20_Char_20_Char_20_Char_20_Char_20_Char_20_Char" style:display-name="Char Char Char Char Char Char Char Char Char Char Char Char1 Char Char Char Char Char Char Char Char Char Char" style:family="paragraph" style:parent-style-name="Standard" style:default-outline-level="">
      <style:paragraph-properties fo:margin-left="0cm" fo:margin-right="0cm" fo:margin-top="0.141cm" fo:margin-bottom="0.141cm" style:contextual-spacing="false" fo:text-align="justify" style:justify-single-word="false" fo:orphans="2" fo:widows="2" fo:text-indent="-0.75cm" style:auto-text-indent="false" fo:keep-with-next="always" style:writing-mode="lr-tb">
        <style:tab-stops>
          <style:tab-stop style:position="0.75cm"/>
        </style:tab-stops>
      </style:paragraph-properties>
      <style:text-properties style:font-name="Arial" fo:font-family="Arial" style:font-family-generic="roman" style:font-pitch="variable" fo:font-size="9pt" style:letter-kerning="true" style:font-name-asian="Arial2" style:font-family-asian="Arial" style:font-family-generic-asian="system" style:font-pitch-asian="variable" style:font-size-asian="9pt" style:language-asian="zh" style:country-asian="CN"/>
    </style:style>
    <style:style style:name="table_20_of_20_figures" style:display-name="table of figures" style:family="paragraph" style:parent-style-name="Standard" style:default-outline-level="">
      <style:paragraph-properties fo:margin-left="0.706cm" fo:margin-right="0cm" fo:text-align="justify" style:justify-single-word="false" fo:orphans="0" fo:widows="0" fo:text-indent="-0.353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_5b_3-1_5d__20_본문_20_목록_20_제목_20__28_1_29_" style:display-name="[3-1] 본문 목록 제목 (1)" style:family="paragraph" style:default-outline-level="">
      <style:paragraph-properties fo:margin-left="0.706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fo:font-weight="bold" style:letter-kerning="true" style:font-name-asian="Batang1" style:font-family-asian="Batang" style:font-family-generic-asian="system" style:font-pitch-asian="variable" style:font-size-asian="9pt" style:font-weight-asian="bold"/>
    </style:style>
    <style:style style:name="_5b_3-1_5d__20_본문_20_목록_20_내용" style:display-name="[3-1] 본문 목록 내용" style:family="paragraph" style:default-outline-level="">
      <style:paragraph-properties fo:margin-left="1.023cm" fo:margin-right="0cm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Batang1" style:font-family-asian="Batang" style:font-family-generic-asian="system" style:font-pitch-asian="variable" style:font-size-asian="9pt"/>
    </style:style>
    <style:style style:name="_23__20_소스_2f_인용_20_in_20_Table" style:display-name="# 소스/인용 in Table" style:family="paragraph" style:parent-style-name="Standard" style:default-outline-level="">
      <style:paragraph-properties fo:margin-left="0.032cm" fo:margin-right="0cm" fo:text-align="justify" style:justify-single-word="false" fo:orphans="0" fo:widows="0" fo:text-indent="0cm" style:auto-text-indent="false" style:writing-mode="lr-tb"/>
      <style:text-properties style:font-name="Dotum" fo:font-family="Dotum" style:font-family-generic="roman" style:font-pitch="variable" fo:font-size="9pt" fo:letter-spacing="-0.011cm" style:letter-kerning="true" style:font-name-asian="Dotum1" style:font-family-asian="Dotum" style:font-family-generic-asian="system" style:font-pitch-asian="variable" style:font-size-asian="9pt"/>
    </style:style>
    <style:style style:name="index_20_2" style:display-name="index 2" style:family="paragraph" style:parent-style-name="Standard" style:default-outline-level="">
      <style:paragraph-properties fo:margin-left="0.706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제목2-" style:family="paragraph" style:parent-style-name="Heading_20_2" style:default-outline-level="" style:list-style-name="">
      <style:paragraph-properties fo:margin-left="0cm" fo:margin-right="0.078cm" fo:margin-top="0.318cm" fo:margin-bottom="0.318cm" style:contextual-spacing="false" fo:line-height="100%" fo:text-align="start" style:justify-single-word="false" fo:orphans="0" fo:widows="0" fo:text-indent="0cm" style:auto-text-indent="false" fo:keep-with-next="always" style:writing-mode="lr-tb">
        <style:tab-stops>
          <style:tab-stop style:position="1.752cm"/>
        </style:tab-stops>
      </style:paragraph-properties>
      <style:text-properties style:font-name="Arial1" fo:font-family="Arial" style:font-family-generic="swiss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font-weight-asian="bold"/>
    </style:style>
    <style:style style:name="나열1" style:family="paragraph" style:parent-style-name="Standard" style:default-outline-level="">
      <style:paragraph-properties fo:margin-left="1.861cm" fo:margin-right="0cm" fo:text-align="justify" style:justify-single-word="false" fo:orphans="0" fo:widows="0" fo:text-indent="-0.706cm" style:auto-text-indent="false" style:vertical-align="baseline" style:writing-mode="lr-tb">
        <style:tab-stops>
          <style:tab-stop style:position="1.085cm"/>
          <style:tab-stop style:position="1.861cm"/>
        </style:tab-stops>
      </style:paragraph-properties>
      <style:text-properties style:font-name="Arial" fo:font-family="Arial" style:font-family-generic="roman" style:font-pitch="variable" fo:font-size="11pt" style:letter-kerning="true" style:font-name-asian="GulimChe1" style:font-family-asian="GulimChe" style:font-family-generic-asian="system" style:font-pitch-asian="variable" style:font-size-asian="11pt"/>
    </style:style>
    <style:style style:name="참고자료" style:family="paragraph" style:parent-style-name="목차" style:default-outline-level="">
      <style:paragraph-properties fo:margin-left="-0.501cm" fo:margin-right="0cm" fo:margin-top="0.635cm" fo:margin-bottom="0.212cm" style:contextual-spacing="false" fo:line-height="0.635cm" fo:text-align="start" style:justify-single-word="false" fo:keep-together="always" fo:orphans="2" fo:widows="2" fo:text-indent="-0.3cm" style:auto-text-indent="false" fo:padding-left="0cm" fo:padding-right="0cm" fo:padding-top="0cm" fo:padding-bottom="0.106cm" fo:border-left="none" fo:border-right="none" fo:border-top="none" fo:border-bottom="1.5pt solid #000000" fo:keep-with-next="always" style:vertical-align="baseline" style:writing-mode="lr-tb">
        <style:tab-stops>
          <style:tab-stop style:position="0.635cm"/>
        </style:tab-stops>
      </style:paragraph-properties>
      <style:text-properties fo:text-transform="uppercase" style:font-name="Century Gothic" fo:font-family="'Century Gothic'" style:font-family-generic="swiss" style:font-pitch="variable" fo:font-size="14pt" fo:letter-spacing="normal" fo:language="en" fo:country="US" fo:font-weight="bold" style:letter-kerning="true" style:font-name-asian="DotumChe" style:font-family-asian="DotumChe" style:font-family-generic-asian="system" style:font-pitch-asian="variable" style:font-size-asian="14pt" style:language-asian="en" style:country-asian="US" style:font-weight-asian="bold"/>
    </style:style>
    <style:style style:name="목차" style:family="paragraph" style:parent-style-name="Heading_20_1" style:default-outline-level="" style:list-style-name="">
      <style:paragraph-properties fo:margin-left="-0.501cm" fo:margin-right="0cm" fo:margin-top="0.635cm" fo:margin-bottom="0.212cm" style:contextual-spacing="false" fo:line-height="0.635cm" fo:text-align="start" style:justify-single-word="false" fo:keep-together="always" fo:orphans="2" fo:widows="2" fo:text-indent="-0.3cm" style:auto-text-indent="false" fo:padding-left="0cm" fo:padding-right="0cm" fo:padding-top="0cm" fo:padding-bottom="0.106cm" fo:border-left="none" fo:border-right="none" fo:border-top="none" fo:border-bottom="1.5pt solid #000000" fo:keep-with-next="always" style:vertical-align="baseline" style:writing-mode="lr-tb">
        <style:tab-stops>
          <style:tab-stop style:position="0.635cm"/>
        </style:tab-stops>
      </style:paragraph-properties>
      <style:text-properties fo:text-transform="uppercase" style:font-name="Century Gothic" fo:font-family="'Century Gothic'" style:font-family-generic="swiss" style:font-pitch="variable" fo:font-size="14pt" fo:letter-spacing="normal" fo:language="en" fo:country="US" fo:font-weight="bold" style:letter-kerning="true" style:font-name-asian="DotumChe" style:font-family-asian="DotumChe" style:font-family-generic-asian="system" style:font-pitch-asian="variable" style:font-size-asian="14pt" style:language-asian="en" style:country-asian="US" style:font-weight-asian="bold"/>
    </style:style>
    <style:style style:name="내용" style:family="paragraph" style:parent-style-name="Standard" style:default-outline-level="">
      <style:paragraph-properties fo:margin-left="0.751cm" fo:margin-right="0cm" fo:text-align="justify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font-size="12pt" style:letter-kerning="true" style:font-name-asian="BatangChe" style:font-family-asian="BatangChe" style:font-family-generic-asian="system" style:font-pitch-asian="variable" style:font-size-asian="12pt"/>
    </style:style>
    <style:style style:name="_2460_번" style:display-name="①번" style:family="paragraph" style:parent-style-name="Standard" style:default-outline-level="">
      <style:paragraph-properties fo:margin-top="0.212cm" fo:margin-bottom="0cm" style:contextual-spacing="false" fo:text-align="justify" style:justify-single-word="false" fo:orphans="0" fo:widows="0" style:vertical-align="baseline" style:writing-mode="lr-tb"/>
      <style:text-properties style:font-name="Times New Roman" fo:font-family="'Times New Roman'" style:font-family-generic="roman" style:font-pitch="variable" fo:font-size="9pt" style:letter-kerning="true" style:font-name-asian="BatangChe" style:font-family-asian="BatangChe" style:font-family-generic-asian="system" style:font-pitch-asian="variable" style:font-size-asian="9pt"/>
    </style:style>
    <style:style style:name="표준_20_밀어" style:display-name="표준 밀어" style:family="paragraph" style:parent-style-name="Standard" style:default-outline-level="">
      <style:paragraph-properties fo:text-align="justify" style:justify-single-word="false" fo:orphans="0" fo:widows="0" style:writing-mode="lr-tb"/>
      <style:text-properties style:font-name="Arial" fo:font-family="Arial" style:font-family-generic="roman" style:font-pitch="variable" fo:font-size="9pt" style:letter-kerning="true" style:font-name-asian="Dotum1" style:font-family-asian="Dotum" style:font-family-generic-asian="system" style:font-pitch-asian="variable" style:font-size-asian="9pt"/>
    </style:style>
    <style:style style:name="변경내역" style:family="paragraph" style:parent-style-name="Standard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9pt" fo:language="ko" fo:country="KR" style:letter-kerning="false" style:font-name-asian="Arial2" style:font-family-asian="Arial" style:font-family-generic-asian="system" style:font-pitch-asian="variable" style:font-size-asian="9pt"/>
    </style:style>
    <style:style style:name="index_20_1" style:display-name="index 1" style:family="paragraph" style:parent-style-name="Standard" style:default-outline-level="">
      <style:paragraph-properties fo:margin-left="0.353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3" style:display-name="index 3" style:family="paragraph" style:parent-style-name="Standard" style:default-outline-level="">
      <style:paragraph-properties fo:margin-left="1.058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4" style:display-name="index 4" style:family="paragraph" style:parent-style-name="Standard" style:default-outline-level="">
      <style:paragraph-properties fo:margin-left="1.411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5" style:display-name="index 5" style:family="paragraph" style:parent-style-name="Standard" style:default-outline-level="">
      <style:paragraph-properties fo:margin-left="1.764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6" style:display-name="index 6" style:family="paragraph" style:parent-style-name="Standard" style:default-outline-level="">
      <style:paragraph-properties fo:margin-left="2.117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7" style:display-name="index 7" style:family="paragraph" style:parent-style-name="Standard" style:default-outline-level="">
      <style:paragraph-properties fo:margin-left="2.469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8" style:display-name="index 8" style:family="paragraph" style:parent-style-name="Standard" style:default-outline-level="">
      <style:paragraph-properties fo:margin-left="2.822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9" style:display-name="index 9" style:family="paragraph" style:parent-style-name="Standard" style:default-outline-level="">
      <style:paragraph-properties fo:margin-left="3.175cm" fo:margin-right="0cm" fo:text-align="justify" style:justify-single-word="false" fo:orphans="0" fo:widows="0" fo:text-indent="-3.528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index_20_heading" style:display-name="index heading" style:family="paragraph" style:parent-style-name="Standard" style:default-outline-level="">
      <style:paragraph-properties fo:text-align="justify" style:justify-single-word="false" fo:orphans="0" fo:widows="0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제목1-" style:family="paragraph" style:parent-style-name="Heading_20_1" style:default-outline-level="" style:list-style-name="">
      <style:paragraph-properties fo:margin-top="0cm" fo:margin-bottom="0cm" style:contextual-spacing="false" fo:line-height="100%" fo:text-align="start" style:justify-single-word="false" fo:orphans="0" fo:widows="0" fo:keep-with-next="always" style:writing-mode="lr-tb"/>
      <style:text-properties style:font-name="Gulim1" fo:font-family="Gulim" style:font-family-generic="swiss" style:font-pitch="variable" fo:font-size="14pt" fo:letter-spacing="normal" fo:language="en" fo:country="US" fo:font-weight="bold" style:letter-kerning="true" style:font-name-asian="Gulim2" style:font-family-asian="Gulim" style:font-family-generic-asian="system" style:font-pitch-asian="variable" style:font-size-asian="14pt" style:language-asian="en" style:country-asian="US" style:font-weight-asian="bold"/>
    </style:style>
    <style:style style:name="스타일1" style:family="paragraph" style:parent-style-name="Heading_20_3" style:default-outline-level="" style:list-style-name="">
      <style:paragraph-properties fo:margin-top="0.318cm" fo:margin-bottom="0.318cm" style:contextual-spacing="false" fo:text-align="start" style:justify-single-word="false" fo:orphans="0" fo:widows="0" fo:keep-with-next="always" style:writing-mode="lr-tb">
        <style:tab-stops>
          <style:tab-stop style:position="1.752cm"/>
        </style:tab-stops>
      </style:paragraph-properties>
      <style:text-properties style:font-name="Arial1" fo:font-family="Arial" style:font-family-generic="swiss" style:font-pitch="variable" fo:font-size="12pt" fo:language="en" fo:country="US" fo:font-weight="bold" style:letter-kerning="true" style:font-name-asian="Dotum1" style:font-family-asian="Dotum" style:font-family-generic-asian="system" style:font-pitch-asian="variable" style:font-size-asian="12pt" style:language-asian="en" style:country-asian="US" style:font-weight-asian="bold"/>
    </style:style>
    <style:style style:name="제목3-" style:family="paragraph" style:parent-style-name="Heading_20_3" style:default-outline-level="" style:list-style-name="">
      <style:paragraph-properties fo:margin-top="0.106cm" fo:margin-bottom="0.106cm" style:contextual-spacing="false" fo:text-align="start" style:justify-single-word="false" fo:orphans="0" fo:widows="0" fo:keep-with-next="always" style:writing-mode="lr-tb"/>
      <style:text-properties style:font-name="Arial1" fo:font-family="Arial" style:font-family-generic="swiss" style:font-pitch="variable" fo:font-size="12pt" fo:language="en" fo:country="US" fo:font-weight="bold" style:letter-kerning="true" style:font-name-asian="Batang1" style:font-family-asian="Batang" style:font-family-generic-asian="system" style:font-pitch-asian="variable" style:font-size-asian="12pt" style:language-asian="en" style:country-asian="US" style:font-weight-asian="bold"/>
    </style:style>
    <style:style style:name="HTML_20_Bottom_20_of_20_Form" style:display-name="HTML Bottom of Form" style:family="paragraph" style:parent-style-name="Standard" style:default-outline-level="">
      <style:paragraph-properties fo:text-align="center" style:justify-single-word="false" fo:orphans="0" fo:widows="0" fo:padding-left="0cm" fo:padding-right="0cm" fo:padding-top="0.035cm" fo:padding-bottom="0cm" fo:border-left="none" fo:border-right="none" fo:border-top="0.74pt solid #000000" fo:border-bottom="none" style:writing-mode="lr-tb"/>
      <style:text-properties style:font-name="Arial" fo:font-family="Arial" style:font-family-generic="roman" style:font-pitch="variable" fo:font-size="8pt" style:letter-kerning="true" style:font-name-asian="Arial2" style:font-family-asian="Arial" style:font-family-generic-asian="system" style:font-pitch-asian="variable" style:font-size-asian="8pt" text:display="none"/>
    </style:style>
    <style:style style:name="HTML_20_Top_20_of_20_Form" style:display-name="HTML Top of Form" style:family="paragraph" style:parent-style-name="Standard" style:default-outline-level="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writing-mode="lr-tb"/>
      <style:text-properties style:font-name="Arial" fo:font-family="Arial" style:font-family-generic="roman" style:font-pitch="variable" fo:font-size="8pt" style:letter-kerning="true" style:font-name-asian="Arial2" style:font-family-asian="Arial" style:font-family-generic-asian="system" style:font-pitch-asian="variable" style:font-size-asian="8pt" text:display="none"/>
    </style:style>
    <style:style style:name="font5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style:writing-mode="lr-tb"/>
      <style:text-properties style:font-name="Dotum" fo:font-family="Dotum" style:font-family-generic="roman" style:font-pitch="variable" fo:font-size="8pt" style:letter-kerning="false" style:font-name-asian="Dotum1" style:font-family-asian="Dotum" style:font-family-generic-asian="system" style:font-pitch-asian="variable" style:font-size-asian="8pt"/>
    </style:style>
    <style:style style:name="xl24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1.5pt solid #000000" fo:border-right="none" fo:border-top="1.5pt solid #000000" fo:border-bottom="1.5pt solid #000000" style:writing-mode="lr-tb"/>
      <style:text-properties style:font-name="Dotum" fo:font-family="Dotum" style:font-family-generic="roman" style:font-pitch="variable" fo:font-size="14pt" style:letter-kerning="false" style:font-name-asian="Dotum1" style:font-family-asian="Dotum" style:font-family-generic-asian="system" style:font-pitch-asian="variable" style:font-size-asian="14pt"/>
    </style:style>
    <style:style style:name="xl25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="1.5pt solid #000000" style:writing-mode="lr-tb"/>
      <style:text-properties style:font-name="Dotum" fo:font-family="Dotum" style:font-family-generic="roman" style:font-pitch="variable" fo:font-size="14pt" style:letter-kerning="false" style:font-name-asian="Dotum1" style:font-family-asian="Dotum" style:font-family-generic-asian="system" style:font-pitch-asian="variable" style:font-size-asian="14pt"/>
    </style:style>
    <style:style style:name="xl26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27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0.51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28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29" style:family="paragraph" style:parent-style-name="Standard" style:default-outline-level="">
      <loext:graphic-properties draw:fill="solid" draw:fill-color="#ffff99"/>
      <style:paragraph-properties fo:margin-top="0.176cm" fo:margin-bottom="0.176cm" style:contextual-spacing="false" fo:text-align="center" style:justify-single-word="false" fo:orphans="2" fo:widows="2" fo:background-color="#ffff99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0" style:family="paragraph" style:parent-style-name="Standard" style:default-outline-level="">
      <loext:graphic-properties draw:fill="solid" draw:fill-color="#ffff99"/>
      <style:paragraph-properties fo:margin-top="0.176cm" fo:margin-bottom="0.176cm" style:contextual-spacing="false" fo:text-align="center" style:justify-single-word="false" fo:orphans="2" fo:widows="2" fo:background-color="#ffff99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1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2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3" style:family="paragraph" style:parent-style-name="Standard" style:default-outline-level="">
      <loext:graphic-properties draw:fill="solid" draw:fill-color="#cc99ff"/>
      <style:paragraph-properties fo:margin-top="0.176cm" fo:margin-bottom="0.176cm" style:contextual-spacing="false" fo:text-align="center" style:justify-single-word="false" fo:orphans="2" fo:widows="2" fo:background-color="#cc99ff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4" style:family="paragraph" style:parent-style-name="Standard" style:default-outline-level="">
      <loext:graphic-properties draw:fill="solid" draw:fill-color="#cc99ff"/>
      <style:paragraph-properties fo:margin-top="0.176cm" fo:margin-bottom="0.176cm" style:contextual-spacing="false" fo:text-align="center" style:justify-single-word="false" fo:orphans="2" fo:widows="2" fo:background-color="#cc99ff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5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6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7" style:family="paragraph" style:parent-style-name="Standard" style:default-outline-level="">
      <loext:graphic-properties draw:fill="solid" draw:fill-color="#99cc00"/>
      <style:paragraph-properties fo:margin-top="0.176cm" fo:margin-bottom="0.176cm" style:contextual-spacing="false" fo:text-align="center" style:justify-single-word="false" fo:orphans="2" fo:widows="2" fo:background-color="#99cc00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8" style:family="paragraph" style:parent-style-name="Standard" style:default-outline-level="">
      <loext:graphic-properties draw:fill="solid" draw:fill-color="#99cc00"/>
      <style:paragraph-properties fo:margin-top="0.176cm" fo:margin-bottom="0.176cm" style:contextual-spacing="false" fo:text-align="center" style:justify-single-word="false" fo:orphans="2" fo:widows="2" fo:background-color="#99cc00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39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center" style:justify-single-word="false" fo:orphans="2" fo:widows="2" fo:background-color="#00ccff" fo:padding="0cm" fo:border-left="1.5pt solid #000000" fo:border-right="none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0" style:family="paragraph" style:parent-style-name="Standard" style:default-outline-level="">
      <loext:graphic-properties draw:fill="solid" draw:fill-color="#ff0000"/>
      <style:paragraph-properties fo:margin-top="0.176cm" fo:margin-bottom="0.176cm" style:contextual-spacing="false" fo:text-align="center" style:justify-single-word="false" fo:orphans="2" fo:widows="2" fo:background-color="#ff0000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1" style:family="paragraph" style:parent-style-name="Standard" style:default-outline-level="">
      <loext:graphic-properties draw:fill="solid" draw:fill-color="#ff0000"/>
      <style:paragraph-properties fo:margin-top="0.176cm" fo:margin-bottom="0.176cm" style:contextual-spacing="false" fo:text-align="center" style:justify-single-word="false" fo:orphans="2" fo:widows="2" fo:background-color="#ff0000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2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3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4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none" fo:border-right="1.5pt solid #000000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5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6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1.5pt solid #000000" fo:border-right="none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7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8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center" style:justify-single-word="false" fo:orphans="2" fo:widows="2" fo:background-color="#00ccff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49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center" style:justify-single-word="false" fo:orphans="2" fo:widows="2" fo:background-color="#00ccff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0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none" fo:border-right="1.5pt solid #000000" fo:border-top="1.5pt solid #000000" fo:border-bottom="1.5pt solid #000000" style:writing-mode="lr-tb"/>
      <style:text-properties style:font-name="Dotum" fo:font-family="Dotum" style:font-family-generic="roman" style:font-pitch="variable" fo:font-size="14pt" style:letter-kerning="false" style:font-name-asian="Dotum1" style:font-family-asian="Dotum" style:font-family-generic-asian="system" style:font-pitch-asian="variable" style:font-size-asian="14pt"/>
    </style:style>
    <style:style style:name="xl51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2" style:family="paragraph" style:parent-style-name="Standard" style:default-outline-level="">
      <loext:graphic-properties draw:fill="solid" draw:fill-color="#ffff99"/>
      <style:paragraph-properties fo:margin-top="0.176cm" fo:margin-bottom="0.176cm" style:contextual-spacing="false" fo:text-align="center" style:justify-single-word="false" fo:orphans="2" fo:widows="2" fo:background-color="#ffff99" fo:padding="0cm" fo:border-left="1.5pt solid #000000" fo:border-right="none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3" style:family="paragraph" style:parent-style-name="Standard" style:default-outline-level="">
      <loext:graphic-properties draw:fill="solid" draw:fill-color="#00ff00"/>
      <style:paragraph-properties fo:margin-top="0.176cm" fo:margin-bottom="0.176cm" style:contextual-spacing="false" fo:text-align="center" style:justify-single-word="false" fo:orphans="2" fo:widows="2" fo:background-color="#00ff00" fo:padding="0cm" fo:border-left="1.5pt solid #000000" fo:border-right="none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4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1.5pt solid #000000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5" style:family="paragraph" style:parent-style-name="Standard" style:default-outline-level="">
      <loext:graphic-properties draw:fill="solid" draw:fill-color="#ffff99"/>
      <style:paragraph-properties fo:margin-top="0.176cm" fo:margin-bottom="0.176cm" style:contextual-spacing="false" fo:text-align="center" style:justify-single-word="false" fo:orphans="2" fo:widows="2" fo:background-color="#ffff99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6" style:family="paragraph" style:parent-style-name="Standard" style:default-outline-level="">
      <loext:graphic-properties draw:fill="solid" draw:fill-color="#ffff99"/>
      <style:paragraph-properties fo:margin-top="0.176cm" fo:margin-bottom="0.176cm" style:contextual-spacing="false" fo:text-align="center" style:justify-single-word="false" fo:orphans="2" fo:widows="2" fo:background-color="#ffff99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7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8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59" style:family="paragraph" style:parent-style-name="Standard" style:default-outline-level="">
      <loext:graphic-properties draw:fill="solid" draw:fill-color="#cc99ff"/>
      <style:paragraph-properties fo:margin-top="0.176cm" fo:margin-bottom="0.176cm" style:contextual-spacing="false" fo:text-align="center" style:justify-single-word="false" fo:orphans="2" fo:widows="2" fo:background-color="#cc99ff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0" style:family="paragraph" style:parent-style-name="Standard" style:default-outline-level="">
      <loext:graphic-properties draw:fill="solid" draw:fill-color="#cc99ff"/>
      <style:paragraph-properties fo:margin-top="0.176cm" fo:margin-bottom="0.176cm" style:contextual-spacing="false" fo:text-align="center" style:justify-single-word="false" fo:orphans="2" fo:widows="2" fo:background-color="#cc99ff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1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2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3" style:family="paragraph" style:parent-style-name="Standard" style:default-outline-level="">
      <loext:graphic-properties draw:fill="solid" draw:fill-color="#99cc00"/>
      <style:paragraph-properties fo:margin-top="0.176cm" fo:margin-bottom="0.176cm" style:contextual-spacing="false" fo:text-align="center" style:justify-single-word="false" fo:orphans="2" fo:widows="2" fo:background-color="#99cc00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4" style:family="paragraph" style:parent-style-name="Standard" style:default-outline-level="">
      <loext:graphic-properties draw:fill="solid" draw:fill-color="#99cc00"/>
      <style:paragraph-properties fo:margin-top="0.176cm" fo:margin-bottom="0.176cm" style:contextual-spacing="false" fo:text-align="center" style:justify-single-word="false" fo:orphans="2" fo:widows="2" fo:background-color="#99cc00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5" style:family="paragraph" style:parent-style-name="Standard" style:default-outline-level="">
      <loext:graphic-properties draw:fill="solid" draw:fill-color="#99cc00"/>
      <style:paragraph-properties fo:margin-top="0.176cm" fo:margin-bottom="0.176cm" style:contextual-spacing="false" fo:text-align="center" style:justify-single-word="false" fo:orphans="2" fo:widows="2" fo:background-color="#99cc00" fo:padding="0cm" fo:border-left="none" fo:border-right="1.5pt solid #000000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6" style:family="paragraph" style:parent-style-name="Standard" style:default-outline-level="">
      <loext:graphic-properties draw:fill="solid" draw:fill-color="#00ff00"/>
      <style:paragraph-properties fo:margin-top="0.176cm" fo:margin-bottom="0.176cm" style:contextual-spacing="false" fo:text-align="center" style:justify-single-word="false" fo:orphans="2" fo:widows="2" fo:background-color="#00ff00" fo:padding="0cm" fo:border-left="none" fo:border-right="1.5pt solid #000000" fo:border-top="1.5pt solid #000000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7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8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69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0" style:family="paragraph" style:parent-style-name="Standard" style:default-outline-level="">
      <loext:graphic-properties draw:fill="solid" draw:fill-color="#ffffff"/>
      <style:paragraph-properties fo:margin-top="0.176cm" fo:margin-bottom="0.176cm" style:contextual-spacing="false" fo:text-align="start" style:justify-single-word="false" fo:orphans="2" fo:widows="2" fo:background-color="#ffffff" fo:padding="0cm" fo:border-left="1.5pt solid #000000" fo:border-right="1.5pt solid #000000" fo:border-top="1.5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1" style:family="paragraph" style:parent-style-name="Standard" style:default-outline-level="">
      <loext:graphic-properties draw:fill="solid" draw:fill-color="#ffffff"/>
      <style:paragraph-properties fo:margin-top="0.176cm" fo:margin-bottom="0.176cm" style:contextual-spacing="false" fo:text-align="start" style:justify-single-word="false" fo:orphans="2" fo:widows="2" fo:background-color="#ffffff" fo:padding="0cm" fo:border-left="none" fo:border-right="none" fo:border-top="1.5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2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0.51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3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0.51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4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5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6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7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none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8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none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79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0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1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1.5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2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1.5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3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4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5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1.5pt solid #000000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6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start" style:justify-single-word="false" fo:orphans="2" fo:widows="2" fo:background-color="#ff99cc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7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8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none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89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1.5pt solid #000000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0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start" style:justify-single-word="false" fo:orphans="2" fo:widows="2" fo:background-color="#00ccff" fo:padding="0cm" fo:border-left="none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1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start" style:justify-single-word="false" fo:orphans="2" fo:widows="2" fo:background-color="#00ccff" fo:padding="0cm" fo:border-left="none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2" style:family="paragraph" style:parent-style-name="Standard" style:default-outline-level="">
      <loext:graphic-properties draw:fill="solid" draw:fill-color="#00ccff"/>
      <style:paragraph-properties fo:margin-top="0.176cm" fo:margin-bottom="0.176cm" style:contextual-spacing="false" fo:text-align="start" style:justify-single-word="false" fo:orphans="2" fo:widows="2" fo:background-color="#00ccff" fo:padding="0cm" fo:border-left="none" fo:border-right="1.5pt solid #000000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3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0.99pt solid #000000" fo:border-right="1.5pt solid #000000" fo:border-top="1.5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4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0.99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5" style:family="paragraph" style:parent-style-name="Standard" style:default-outline-level="">
      <loext:graphic-properties draw:fill="solid" draw:fill-color="#ccffff"/>
      <style:paragraph-properties fo:margin-top="0.176cm" fo:margin-bottom="0.176cm" style:contextual-spacing="false" fo:text-align="center" style:justify-single-word="false" fo:orphans="2" fo:widows="2" fo:background-color="#ccffff" fo:padding="0cm" fo:border-left="0.99pt solid #000000" fo:border-right="1.5pt solid #000000" fo:border-top="none" fo:border-bottom="0.99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6" style:family="paragraph" style:parent-style-name="Standard" style:default-outline-level="">
      <loext:graphic-properties draw:fill="solid" draw:fill-color="#ffffcc"/>
      <style:paragraph-properties fo:margin-top="0.176cm" fo:margin-bottom="0.176cm" style:contextual-spacing="false" fo:text-align="center" style:justify-single-word="false" fo:orphans="2" fo:widows="2" fo:background-color="#ffffcc" fo:padding="0cm" fo:border-left="0.99pt solid #000000" fo:border-right="1.5pt solid #000000" fo:border-top="0.99pt solid #000000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7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0.99pt solid #000000" fo:border-right="1.5pt solid #000000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8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0.99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99" style:family="paragraph" style:parent-style-name="Standard" style:default-outline-level="">
      <loext:graphic-properties draw:fill="solid" draw:fill-color="#ffcc99"/>
      <style:paragraph-properties fo:margin-top="0.176cm" fo:margin-bottom="0.176cm" style:contextual-spacing="false" fo:text-align="center" style:justify-single-word="false" fo:orphans="2" fo:widows="2" fo:background-color="#ffcc99" fo:padding="0cm" fo:border-left="0.99pt solid #000000" fo:border-right="1.5pt solid #000000" fo:border-top="none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0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0.99pt solid #000000" fo:border-right="1.5pt solid #000000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1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0.99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2" style:family="paragraph" style:parent-style-name="Standard" style:default-outline-level="">
      <loext:graphic-properties draw:fill="solid" draw:fill-color="#ccffcc"/>
      <style:paragraph-properties fo:margin-top="0.176cm" fo:margin-bottom="0.176cm" style:contextual-spacing="false" fo:text-align="center" style:justify-single-word="false" fo:orphans="2" fo:widows="2" fo:background-color="#ccffcc" fo:padding="0cm" fo:border-left="0.99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3" style:family="paragraph" style:parent-style-name="Standard" style:default-outline-level="">
      <loext:graphic-properties draw:fill="solid" draw:fill-color="#ccffcc"/>
      <style:paragraph-properties fo:margin-top="0.176cm" fo:margin-bottom="0.176cm" style:contextual-spacing="false" fo:text-align="center" style:justify-single-word="false" fo:orphans="2" fo:widows="2" fo:background-color="#ccffcc" fo:padding="0cm" fo:border-left="0.99pt solid #000000" fo:border-right="1.5pt solid #000000" fo:border-top="0.51pt solid #000000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4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0.99pt solid #000000" fo:border-right="1.5pt solid #000000" fo:border-top="none" fo:border-bottom="none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5" style:family="paragraph" style:parent-style-name="Standard" style:default-outline-level="">
      <loext:graphic-properties draw:fill="solid" draw:fill-color="#ff99cc"/>
      <style:paragraph-properties fo:margin-top="0.176cm" fo:margin-bottom="0.176cm" style:contextual-spacing="false" fo:text-align="center" style:justify-single-word="false" fo:orphans="2" fo:widows="2" fo:background-color="#ff99cc" fo:padding="0cm" fo:border-left="0.99pt solid #000000" fo:border-right="1.5pt solid #000000" fo:border-top="none" fo:border-bottom="0.99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6" style:family="paragraph" style:parent-style-name="Standard" style:default-outline-level="">
      <loext:graphic-properties draw:fill="solid" draw:fill-color="#ccffcc"/>
      <style:paragraph-properties fo:margin-top="0.176cm" fo:margin-bottom="0.176cm" style:contextual-spacing="false" fo:text-align="center" style:justify-single-word="false" fo:orphans="2" fo:widows="2" fo:background-color="#ccffcc" fo:padding="0cm" fo:border-left="0.99pt solid #000000" fo:border-right="1.5pt solid #000000" fo:border-top="none" fo:border-bottom="0.99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7" style:family="paragraph" style:parent-style-name="Standard" style:default-outline-level="">
      <loext:graphic-properties draw:fill="solid" draw:fill-color="#c0c0c0"/>
      <style:paragraph-properties fo:margin-top="0.176cm" fo:margin-bottom="0.176cm" style:contextual-spacing="false" fo:text-align="center" style:justify-single-word="false" fo:orphans="2" fo:widows="2" fo:background-color="#c0c0c0" fo:padding="0cm" fo:border-left="0.99pt solid #000000" fo:border-right="1.5pt solid #000000" fo:border-top="none" fo:border-bottom="1.5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xl108" style:family="paragraph" style:parent-style-name="Standard" style:default-outline-level="">
      <style:paragraph-properties fo:margin-top="0.176cm" fo:margin-bottom="0.176cm" style:contextual-spacing="false" fo:text-align="start" style:justify-single-word="false" fo:orphans="2" fo:widows="2" fo:padding="0cm" fo:border-left="none" fo:border-right="none" fo:border-top="none" fo:border-bottom="0.51pt solid #000000" style:writing-mode="lr-tb"/>
      <style:text-properties style:font-name="Batang" fo:font-family="Batang" style:font-family-generic="roman" style:font-pitch="variable" fo:font-size="12pt" style:letter-kerning="false" style:font-name-asian="Batang1" style:font-family-asian="Batang" style:font-family-generic-asian="system" style:font-pitch-asian="variable" style:font-size-asian="12pt"/>
    </style:style>
    <style:style style:name="Default" style:family="paragraph" style:default-outline-level="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fo:color="#000000" loext:opacity="100%" style:font-name="Arial Narrow" fo:font-family="'Arial Narrow'" style:font-family-generic="roman" style:font-pitch="variable" fo:font-size="12pt" fo:language="en" fo:country="US" style:font-name-asian="Batang1" style:font-family-asian="Batang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te" style:family="paragraph" style:parent-style-name="Standard" style:default-outline-level="">
      <style:paragraph-properties fo:text-align="justify" style:justify-single-word="false" fo:orphans="0" fo:widows="0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List_20_Bullet" style:display-name="List Bullet" style:family="paragraph" style:parent-style-name="Standard" style:default-outline-level="">
      <style:paragraph-properties fo:margin-left="1.046cm" fo:margin-right="0.353cm" fo:text-align="justify" style:justify-single-word="false" fo:orphans="0" fo:widows="0" fo:text-indent="-0.693cm" style:auto-text-indent="false" style:writing-mode="lr-tb">
        <style:tab-stops>
          <style:tab-stop style:position="-0.069cm"/>
        </style:tab-stops>
      </style:paragraph-properties>
      <style:text-properties style:font-name="Gulim" fo:font-family="Gulim" style:font-family-generic="roman" style:font-pitch="variable" fo:font-size="9pt" fo:font-weight="bold" style:letter-kerning="true" style:font-name-asian="Gulim2" style:font-family-asian="Gulim" style:font-family-generic-asian="system" style:font-pitch-asian="variable" style:font-size-asian="9pt" style:font-weight-asian="bold"/>
    </style:style>
    <style:style style:name="List_20_Bullet_20_2" style:display-name="List Bullet 2" style:family="paragraph" style:parent-style-name="Standard" style:default-outline-level="">
      <style:paragraph-properties fo:text-align="justify" style:justify-single-word="false" fo:orphans="0" fo:widows="0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List_20_Continue" style:display-name="List Continue" style:family="paragraph" style:parent-style-name="Standard" style:default-outline-level="">
      <style:paragraph-properties fo:margin-left="0.75cm" fo:margin-right="0cm" fo:margin-top="0cm" fo:margin-bottom="0.318cm" style:contextual-spacing="false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List_20_Continue_20_2" style:display-name="List Continue 2" style:family="paragraph" style:parent-style-name="Standard" style:default-outline-level="">
      <style:paragraph-properties fo:margin-left="1.499cm" fo:margin-right="0cm" fo:margin-top="0cm" fo:margin-bottom="0.318cm" style:contextual-spacing="false" fo:text-align="justify" style:justify-single-word="false" fo:orphans="0" fo:widows="0" fo:text-indent="0cm" style:auto-text-indent="false" style:writing-mode="lr-tb"/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Normal_20__28_Web_29_" style:display-name="Normal (Web)" style:family="paragraph" style:parent-style-name="Standard" style:default-outline-level="">
      <style:paragraph-properties fo:text-align="start" style:justify-single-word="false" fo:orphans="2" fo:widows="2" style:writing-mode="lr-tb"/>
      <style:text-properties style:font-name="Gulim" fo:font-family="Gulim" style:font-family-generic="roman" style:font-pitch="variable" fo:font-size="9pt" style:letter-kerning="false" style:font-name-asian="Gulim2" style:font-family-asian="Gulim" style:font-family-generic-asian="system" style:font-pitch-asian="variable" style:font-size-asian="9pt"/>
    </style:style>
    <style:style style:name="표헤더" style:family="paragraph" style:default-outline-level="">
      <style:paragraph-properties fo:text-align="center" style:justify-single-word="false" fo:orphans="0" fo:widows="0" style:writing-mode="lr-tb">
        <style:tab-stops>
          <style:tab-stop style:position="3.246cm"/>
        </style:tab-stops>
      </style:paragraph-properties>
      <style:text-properties style:font-name="GulimChe" fo:font-family="GulimChe" style:font-family-generic="roman" style:font-pitch="variable" fo:font-size="9pt" fo:language="en" fo:country="US" fo:font-weight="bold" style:letter-kerning="false" style:font-name-asian="GulimChe1" style:font-family-asian="GulimChe" style:font-family-generic-asian="system" style:font-pitch-asian="variable" style:font-size-asian="9pt" style:language-asian="en" style:country-asian="US" style:font-weight-asian="bold"/>
    </style:style>
    <style:style style:name="_33_111" style:display-name="3111" style:family="paragraph" style:parent-style-name="Standard" style:default-outline-level="">
      <style:paragraph-properties fo:margin-left="0.529cm" fo:margin-right="0cm" fo:text-align="justify" style:justify-single-word="false" fo:orphans="2" fo:widows="2" fo:text-indent="0cm" style:auto-text-indent="false" style:writing-mode="lr-tb"/>
      <style:text-properties style:font-name="Gulim" fo:font-family="Gulim" style:font-family-generic="roman" style:font-pitch="variable" fo:font-size="9pt" style:letter-kerning="false" style:font-name-asian="Gulim2" style:font-family-asian="Gulim" style:font-family-generic-asian="system" style:font-pitch-asian="variable" style:font-size-asian="9pt"/>
    </style:style>
    <style:style style:name="_32__20_Char" style:display-name="2 Char" style:family="paragraph" style:parent-style-name="Standard" style:default-outline-level="">
      <style:paragraph-properties fo:margin-left="0cm" fo:margin-right="0cm" fo:margin-top="0.141cm" fo:margin-bottom="0.141cm" style:contextual-spacing="false" fo:text-align="justify" style:justify-single-word="false" fo:orphans="2" fo:widows="2" fo:text-indent="-0.75cm" style:auto-text-indent="false" fo:keep-with-next="always" style:writing-mode="lr-tb">
        <style:tab-stops>
          <style:tab-stop style:position="0.75cm"/>
        </style:tab-stops>
      </style:paragraph-properties>
      <style:text-properties style:font-name="Arial" fo:font-family="Arial" style:font-family-generic="roman" style:font-pitch="variable" fo:font-size="9pt" style:letter-kerning="true" style:font-name-asian="Arial2" style:font-family-asian="Arial" style:font-family-generic-asian="system" style:font-pitch-asian="variable" style:font-size-asian="9pt" style:language-asian="zh" style:country-asian="CN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align="justify" style:justify-single-word="false" fo:orphans="0" fo:widows="0" fo:text-indent="0cm" style:auto-text-indent="false" style:writing-mode="lr-tb"/>
      <style:text-properties style:font-name="Malgun Gothic" fo:font-family="'Malgun Gothic'" style:font-family-generic="roman" style:font-pitch="variable" fo:font-size="10pt" style:letter-kerning="true" style:font-name-asian="Malgun Gothic1" style:font-family-asian="'Malgun Gothic'" style:font-family-generic-asian="system" style:font-pitch-asian="variable" style:font-size-asian="10pt"/>
    </style:style>
    <style:style style:name="Revision" style:family="paragraph" style:default-outline-level="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Gulim" fo:font-family="Gulim" style:font-family-generic="roman" style:font-pitch="variable" fo:font-size="9pt" fo:language="en" fo:country="US" style:letter-kerning="true" style:font-name-asian="Times New Roman1" style:font-family-asian="'Times New Roman'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uces" style:family="text">
      <style:text-properties style:font-name="OpenSymbol1" fo:font-family="OpenSymbol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Lien_20_Internet" style:display-name="Lien Internet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text"/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="Carlito" fo:font-family="Carlito" style:font-family-generic="roman" style:font-pitch="variable"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Footnote_20_Symbol" style:display-name="Footnote Symbol" style:family="text"/>
    <style:style style:name="Endnote_20_Symbol" style:display-name="Endnote Symbol" style:family="text"/>
    <style:style style:name="ListLabel_20_73" style:display-name="ListLabel 73" style:family="text">
      <style:text-properties style:font-name="DejaVu Serif" fo:font-family="'DejaVu Serif'" style:font-family-generic="roman" style:font-pitch="variable" fo:font-weight="normal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DejaVu Serif" fo:font-family="'DejaVu Serif'" style:font-family-generic="roman" style:font-pitch="variable" fo:font-weight="normal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26" style:display-name="ListLabel 26" style:family="text">
      <style:text-properties style:font-name-asian="Gulim2" style:font-family-asian="Gulim" style:font-family-generic-asian="system" style:font-pitch-asian="variable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9pt" style:font-size-asian="9pt"/>
    </style:style>
    <style:style style:name="Header_20_Char" style:display-name="Header Char" style:family="text">
      <style:text-properties style:font-name="Gulim" fo:font-family="Gulim" style:font-family-generic="roman" style:font-pitch="variable" fo:font-size="12pt" fo:language="en" fo:country="US" style:letter-kerning="true" style:font-name-asian="Gulim2" style:font-family-asian="Gulim" style:font-family-generic-asian="system" style:font-pitch-asian="variable" style:font-size-asian="12pt" style:language-asian="ar" style:country-asian="SA"/>
    </style:style>
    <style:style style:name="hclee" style:family="text">
      <style:text-properties fo:color="#000080" loext:opacity="100%" style:font-name="Gulim" fo:font-family="Gulim" style:font-family-generic="roman" style:font-pitch="variable" fo:font-size="10pt" style:font-name-asian="Arial2" style:font-family-asian="Arial" style:font-family-generic-asian="system" style:font-pitch-asian="variable" style:font-size-asian="10pt"/>
    </style:style>
    <style:style style:name="표1" style:family="text"/>
    <style:style style:name="als26" style:family="text">
      <style:text-properties fo:color="#000080" loext:opacity="100%" style:font-name="Gulim" fo:font-family="Gulim" style:font-family-generic="roman" style:font-pitch="variable" fo:font-size="10pt" style:font-name-asian="Arial2" style:font-family-asian="Arial" style:font-family-generic-asian="system" style:font-pitch-asian="variable" style:font-size-asian="10pt"/>
    </style:style>
    <style:style style:name="gtyim" style:family="text">
      <style:text-properties fo:color="#000000" loext:opacity="100%" style:font-name="Gulim" fo:font-family="Gulim" style:font-family-generic="roman" style:font-pitch="variable" fo:font-size="10pt" style:font-name-asian="Arial2" style:font-family-asian="Arial" style:font-family-generic-asian="system" style:font-pitch-asian="variable" style:font-size-asian="10pt"/>
    </style:style>
    <style:style style:name="page_20_number" style:display-name="page number" style:family="text"/>
    <style:style style:name="Heading_20_1_20_Char" style:display-name="Heading 1 Char" style:family="text">
      <style:text-properties style:font-name="Gulim" fo:font-family="Gulim" style:font-family-generic="roman" style:font-pitch="variable" fo:font-size="14pt" fo:letter-spacing="-0.018cm" fo:language="en" fo:country="US" fo:font-weight="bold" style:letter-kerning="true" style:font-name-asian="Gulim2" style:font-family-asian="Gulim" style:font-family-generic-asian="system" style:font-pitch-asian="variable" style:font-size-asian="14pt" style:language-asian="en" style:country-asian="US" style:font-weight-asian="bold"/>
    </style:style>
    <style:style style:name="Footer_20_Char" style:display-name="Footer Char" style:family="text">
      <style:text-properties style:font-name="Gulim" fo:font-family="Gulim" style:font-family-generic="roman" style:font-pitch="variable" fo:font-size="9pt" style:letter-kerning="true" style:font-name-asian="Gulim2" style:font-family-asian="Gulim" style:font-family-generic-asian="system" style:font-pitch-asian="variable" style:font-size-asian="9pt"/>
    </style:style>
    <style:style style:name="Heading_20_3_20_Char" style:display-name="Heading 3 Char" style:family="text">
      <style:text-properties style:font-name="Gulim" fo:font-family="Gulim" style:font-family-generic="roman" style:font-pitch="variable" fo:font-size="11pt" fo:language="en" fo:country="US" fo:font-weight="bold" style:letter-kerning="true" style:font-name-asian="Gulim2" style:font-family-asian="Gulim" style:font-family-generic-asian="system" style:font-pitch-asian="variable" style:font-size-asian="11pt" style:language-asian="en" style:country-asian="US" style:font-weight-asian="bold"/>
    </style:style>
    <style:style style:name="short_5f_text" style:display-name="short_text" style:family="text"/>
    <style:style style:name="hps" style:family="text"/>
    <style:style style:name="ListLabel_20_1" style:display-name="ListLabel 1" style:family="text">
      <style:text-properties style:font-name-asian="Batang1" style:font-family-asian="Batang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Gulim2" style:font-family-asian="Gulim" style:font-family-generic-asian="system" style:font-pitch-asian="variable"/>
    </style:style>
    <style:style style:name="ListLabel_20_8" style:display-name="ListLabel 8" style:family="text">
      <style:text-properties fo:language="en" fo:country="US"/>
    </style:style>
    <style:style style:name="ListLabel_20_9" style:display-name="ListLabel 9" style:family="text">
      <style:text-properties style:font-name-asian="Gulim2" style:font-family-asian="Gulim" style:font-family-generic-asian="system" style:font-pitch-asian="variable"/>
    </style:style>
    <style:style style:name="ListLabel_20_10" style:display-name="ListLabel 10" style:family="text">
      <style:text-properties style:font-name-asian="Gulim2" style:font-family-asian="Gulim" style:font-family-generic-asian="system" style:font-pitch-asian="variable"/>
    </style:style>
    <style:style style:name="ListLabel_20_11" style:display-name="ListLabel 11" style:family="text">
      <style:text-properties style:font-name-asian="Gulim2" style:font-family-asian="Gulim" style:font-family-generic-asian="system" style:font-pitch-asian="variable"/>
    </style:style>
    <style:style style:name="ListLabel_20_12" style:display-name="ListLabel 12" style:family="text">
      <style:text-properties style:font-name-asian="Gulim2" style:font-family-asian="Gulim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Gulim2" style:font-family-asian="Gulim" style:font-family-generic-asian="system" style:font-pitch-asian="variable"/>
    </style:style>
    <style:style style:name="ListLabel_20_15" style:display-name="ListLabel 15" style:family="text">
      <style:text-properties style:font-name-asian="Gulim2" style:font-family-asian="Gulim" style:font-family-generic-asian="system" style:font-pitch-asian="variable"/>
    </style:style>
    <style:style style:name="ListLabel_20_16" style:display-name="ListLabel 16" style:family="text">
      <style:text-properties style:font-name-asian="Gulim2" style:font-family-asian="Gulim" style:font-family-generic-asian="system" style:font-pitch-asian="variable"/>
    </style:style>
    <style:style style:name="ListLabel_20_17" style:display-name="ListLabel 17" style:family="text">
      <style:text-properties style:font-name-asian="Gulim2" style:font-family-asian="Gulim" style:font-family-generic-asian="system" style:font-pitch-asian="variable"/>
    </style:style>
    <style:style style:name="ListLabel_20_18" style:display-name="ListLabel 18" style:family="text">
      <style:text-properties style:font-name-asian="Gulim2" style:font-family-asian="Gulim" style:font-family-generic-asian="system" style:font-pitch-asian="variable"/>
    </style:style>
    <style:style style:name="ListLabel_20_19" style:display-name="ListLabel 19" style:family="text">
      <style:text-properties style:font-name-asian="Gulim2" style:font-family-asian="Gulim" style:font-family-generic-asian="system" style:font-pitch-asian="variable"/>
    </style:style>
    <style:style style:name="ListLabel_20_20" style:display-name="ListLabel 20" style:family="text">
      <style:text-properties style:font-name-asian="Gulim2" style:font-family-asian="Gulim" style:font-family-generic-asian="system" style:font-pitch-asian="variable"/>
    </style:style>
    <style:style style:name="ListLabel_20_21" style:display-name="ListLabel 21" style:family="text">
      <style:text-properties style:font-name-asian="Gulim2" style:font-family-asian="Gulim" style:font-family-generic-asian="system" style:font-pitch-asian="variable"/>
    </style:style>
    <style:style style:name="ListLabel_20_22" style:display-name="ListLabel 22" style:family="text">
      <style:text-properties style:font-name-asian="Gulim2" style:font-family-asian="Gulim" style:font-family-generic-asian="system" style:font-pitch-asian="variable"/>
    </style:style>
    <style:style style:name="ListLabel_20_23" style:display-name="ListLabel 23" style:family="text">
      <style:text-properties style:font-name-asian="Gulim2" style:font-family-asian="Gulim" style:font-family-generic-asian="system" style:font-pitch-asian="variable"/>
    </style:style>
    <style:style style:name="ListLabel_20_24" style:display-name="ListLabel 24" style:family="text">
      <style:text-properties style:font-name-asian="Gulim2" style:font-family-asian="Gulim" style:font-family-generic-asian="system" style:font-pitch-asian="variable"/>
    </style:style>
    <style:style style:name="ListLabel_20_25" style:display-name="ListLabel 25" style:family="text">
      <style:text-properties style:font-name-asian="Batang1" style:font-family-asian="Batang" style:font-family-generic-asian="system" style:font-pitch-asian="variabl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cfe7f5"/>
    </style:style>
    <style:style style:name="Cadre" style:family="graphic">
      <style:graphic-properties text:anchor-type="as-char" svg:y="0cm" style:wrap="none" style:vertical-pos="middle" style:vertical-rel="line" fo:background-color="transparent" draw:fill="none" draw:fill-color="#cfe7f5"/>
    </style:style>
    <style:style style:name="Image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cm" fo:margin-left="4.75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5-17T06:56:18.472497792</meta:creation-date>
    <meta:generator>Collabora_Office/25.04.1.20250509$Linux_X86_64 LibreOffice_project/d0e07a4371c45a170d37fbaa0a4744c05b6eee88</meta:generator>
    <meta:editing-duration>P5DT16H55M26S</meta:editing-duration>
    <meta:editing-cycles>3214</meta:editing-cycles>
    <dc:date>2025-05-15T08:24:23.183919764</dc:date>
    <dc:creator>Miklos Vajna</dc:creator>
    <meta:document-statistic meta:table-count="0" meta:image-count="0" meta:object-count="0" meta:page-count="3" meta:paragraph-count="61" meta:word-count="427" meta:character-count="2507" meta:non-whitespace-character-count="2159"/>
  </office:meta>
</office:document-meta>
</file>